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lbany" svg:font-family="Albany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Albany" fo:font-size="14pt" fo:font-style="italic" fo:text-shadow="none" style:text-underline-style="none" fo:font-weight="normal" officeooo:rsid="0002a800" officeooo:paragraph-rsid="00056ab6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Albany" fo:font-size="14pt" fo:font-style="italic" fo:text-shadow="none" style:text-underline-style="none" fo:font-weight="normal" officeooo:rsid="00047504" officeooo:paragraph-rsid="00056ab6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Albany" fo:font-size="14pt" fo:font-style="italic" fo:text-shadow="none" style:text-underline-style="none" fo:font-weight="normal" officeooo:rsid="00056ab6" officeooo:paragraph-rsid="00056ab6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3pt" fo:font-style="italic" fo:font-weight="normal" officeooo:rsid="0000eaca" officeooo:paragraph-rsid="00056ab6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3pt" fo:font-style="italic" fo:font-weight="normal" officeooo:rsid="00056ab6" officeooo:paragraph-rsid="00056ab6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fo:font-size="14pt" officeooo:rsid="00023755" officeooo:paragraph-rsid="00056ab6" style:font-size-asian="14pt" style:font-size-complex="14pt"/>
    </style:style>
    <style:style style:name="P7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style:text-outline="false" style:text-line-through-style="none" style:text-line-through-type="none" style:font-name="Albany" fo:font-size="14pt" fo:font-style="italic" fo:text-shadow="none" style:text-underline-style="none" fo:font-weight="bold" officeooo:paragraph-rsid="00056ab6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style:text-outline="false" style:text-line-through-style="none" style:text-line-through-type="none" style:font-name="Albany" fo:font-size="14pt" fo:font-style="italic" fo:text-shadow="none" style:text-underline-style="none" fo:font-weight="bold" officeooo:rsid="0002a800" officeooo:paragraph-rsid="00056ab6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fo:font-size="14pt" fo:font-style="italic" fo:font-weight="bold" officeooo:rsid="0002a800" officeooo:paragraph-rsid="00056ab6" style:font-style-asian="italic" style:font-weight-asian="bold" style:font-style-complex="italic" style:font-weight-complex="bold"/>
    </style:style>
    <style:style style:name="P10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3333ff" style:text-outline="false" style:text-line-through-style="none" style:text-line-through-type="none" style:font-name="Albany" fo:font-size="14pt" fo:font-style="italic" fo:text-shadow="none" style:text-underline-style="none" fo:font-weight="bold" officeooo:rsid="00063418" officeooo:paragraph-rsid="00056ab6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prs-novelty_7e_LT_7e_Titel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3333ff" style:text-outline="false" style:text-line-through-style="none" style:text-line-through-type="none" style:font-name="Albany" fo:font-size="14pt" fo:font-style="italic" fo:text-shadow="none" style:text-underline-style="none" fo:font-weight="bold" officeooo:rsid="00056ab6" officeooo:paragraph-rsid="00056ab6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ff" style:text-outline="false" style:text-line-through-style="none" style:text-line-through-type="none" style:font-name="Calibri" fo:font-size="14pt" fo:font-style="italic" fo:text-shadow="none" style:text-underline-style="none" fo:font-weight="bold" officeooo:rsid="00056ab6" officeooo:paragraph-rsid="00056ab6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prs-novelty_7e_LT_7e_Gliederung_20_1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font-size="13pt" officeooo:rsid="00056ab6" officeooo:paragraph-rsid="00056ab6" style:font-size-asian="13pt" style:font-size-complex="13pt"/>
    </style:style>
    <style:style style:name="T1" style:family="text">
      <style:text-properties fo:color="#333333" style:text-outline="false" style:text-line-through-style="none" style:text-line-through-type="none" style:font-name="Calibri" fo:font-style="italic" fo:text-shadow="none" style:text-underline-style="none" fo:font-weight="normal" style:font-style-asian="italic" style:font-weight-asian="normal"/>
    </style:style>
    <style:style style:name="T2" style:family="text">
      <style:text-properties style:text-outline="false" style:text-line-through-style="none" style:text-line-through-type="none" style:font-name="Albany" fo:text-shadow="none" style:text-underline-style="none"/>
    </style:style>
    <style:style style:name="T3" style:family="text">
      <style:text-properties style:text-outline="false" style:text-line-through-style="none" style:text-line-through-type="none" style:font-name="Albany" fo:text-shadow="none" style:text-underline-style="none" style:font-size-asian="14pt" style:font-size-complex="14pt"/>
    </style:style>
    <style:style style:name="T4" style:family="text">
      <style:text-properties style:text-outline="false" style:text-line-through-style="none" style:text-line-through-type="none" style:font-name="Albany" fo:text-shadow="none" style:text-underline-style="none" officeooo:rsid="00047504" style:font-size-asian="14pt" style:font-size-complex="14pt"/>
    </style:style>
    <style:style style:name="T5" style:family="text">
      <style:text-properties style:text-outline="false" style:text-line-through-style="none" style:text-line-through-type="none" style:font-name="Albany" fo:text-shadow="none" style:text-underline-style="none" officeooo:rsid="00056ab6"/>
    </style:style>
    <style:style style:name="T6" style:family="text">
      <style:text-properties style:text-outline="false" style:text-line-through-style="none" style:text-line-through-type="none" style:font-name="Albany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style:text-outline="false" style:text-line-through-style="none" style:text-line-through-type="none" style:font-name="Albany" fo:font-size="13pt" fo:font-style="italic" fo:text-shadow="none" style:text-underline-style="none" fo:font-weight="normal" officeooo:rsid="00056ab6" style:font-size-asian="13pt" style:font-style-asian="italic" style:font-weight-asian="normal" style:font-size-complex="13pt" style:font-style-complex="italic" style:font-weight-complex="normal"/>
    </style:style>
    <style:style style:name="T8" style:family="text">
      <style:text-properties officeooo:rsid="00056ab6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056ab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tage 2 ème année</text:p>
      <text:p text:style-name="P13"><text:span text:style-name="T1">Créer un site web pour un professionnel </text:span></text:p>
      <text:p text:style-name="P7">Expression des besoins des clients</text:p>
      <text:p text:style-name="P4"><text:span text:style-name="T2">Ce </text:span><text:span text:style-name="T5">site </text:span><text:span text:style-name="T2">va permettre </text:span><text:span text:style-name="T5">aux </text:span><text:span text:style-name="T2"><text:s/>client</text:span><text:span text:style-name="T5">s </text:span><text:span text:style-name="T2"><text:s/>de </text:span><text:span text:style-name="T5">consulter et connaître <text:s/>les travaux réalisés par le professionnel et de le contacter .</text:span></text:p>
      <text:p text:style-name="P5"><text:span text:style-name="T2"><text:s text:c="2"/>Donner la possibilité au patron d'exposer ses travaux en visant d'attirer une nouvelle clientèle.</text:span></text:p>
      <text:p text:style-name="P8"/>
      <text:p text:style-name="P8">Cahier technique</text:p>
      <text:p text:style-name="P2">Un ordinateur</text:p>
      <text:p text:style-name="P2">Langages utilisés :Html Css Jquery Php</text:p>
      <text:p text:style-name="P9"><text:span text:style-name="T3">Cahier </text:span><text:span text:style-name="T4">fonctionnel</text:span></text:p>
      <text:p text:style-name="P2"><text:span text:style-name="T8">Patron</text:span> : </text:p>
      <text:p text:style-name="P2"><text:tab/><text:span text:style-name="T8">Possibilité consulter ,ajouter,modifier</text:span></text:p>
      <text:p text:style-name="P3">Clients</text:p>
      <text:p text:style-name="P2"><text:tab/>possibilité de consulter ,<text:span text:style-name="T8">contacter </text:span>.</text:p>
      <text:p text:style-name="P10">Délai</text:p>
      <text:p text:style-name="P11"><text:span text:style-name="T10">7 </text:span><text:span text:style-name="T9">semaine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lbany" svg:font-family="Albany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s-novelty_7e_LT_7e_Titel" style:display-name="prs-novelty~LT~Titel" style:family="paragraph" style:default-outline-level="">
      <style:paragraph-properties fo:text-align="center" style:justify-single-word="false" fo:orphans="2" fo:widows="2" style:writing-mode="lr-tb"/>
      <style:text-properties fo:color="#99284c" style:text-outline="false" style:text-line-through-style="none" style:text-line-through-type="none" style:font-name="Albany" fo:font-family="Albany" style:font-family-generic="roman" style:font-pitch="variable" fo:font-size="24pt" fo:font-style="italic" fo:text-shadow="none" style:text-underline-style="none" fo:font-weight="bold" style:font-name-asian="Tahoma" style:font-family-asian="Tahoma" style:font-family-generic-asian="system" style:font-pitch-asian="variable" style:font-size-asian="24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rs-novelty_7e_LT_7e_Gliederung_20_1" style:display-name="prs-novelty~LT~Gliederung 1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03:49:15.684000000</meta:creation-date>
    <dc:date>2015-03-06T04:06:48.442000000</dc:date>
    <meta:editing-duration>PT1M8S</meta:editing-duration>
    <meta:editing-cycles>1</meta:editing-cycles>
    <meta:document-statistic meta:table-count="0" meta:image-count="0" meta:object-count="0" meta:page-count="1" meta:paragraph-count="15" meta:word-count="77" meta:character-count="509" meta:non-whitespace-character-count="437"/>
    <meta:generator>LibreOffice/4.3.1.2$Windows_x86 LibreOffice_project/958349dc3b25111dbca392fbc281a05559ef6848</meta:generator>
  </office:meta>
</office:document-meta>
</file>